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6*"/>
    </style:style>
    <style:style style:name="Table1.B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officeooo:paragraph-rsid="00041722"/>
    </style:style>
    <style:style style:name="P2" style:family="paragraph" style:parent-style-name="Standard">
      <style:text-properties officeooo:paragraph-rsid="00079769"/>
    </style:style>
    <style:style style:name="P3" style:family="paragraph" style:parent-style-name="Standard">
      <style:text-properties officeooo:paragraph-rsid="0008c884"/>
    </style:style>
    <style:style style:name="P4" style:family="paragraph" style:parent-style-name="Standard">
      <style:text-properties officeooo:paragraph-rsid="000a9ed0"/>
    </style:style>
    <style:style style:name="P5" style:family="paragraph" style:parent-style-name="Standard">
      <style:text-properties officeooo:paragraph-rsid="000b4be0"/>
    </style:style>
    <style:style style:name="P6" style:family="paragraph" style:parent-style-name="Standard">
      <style:text-properties officeooo:paragraph-rsid="000bf02d"/>
    </style:style>
    <style:style style:name="P7" style:family="paragraph" style:parent-style-name="Standard">
      <style:text-properties officeooo:paragraph-rsid="000f0a45"/>
    </style:style>
    <style:style style:name="P8" style:family="paragraph" style:parent-style-name="Standard">
      <style:text-properties officeooo:paragraph-rsid="00116c3d"/>
    </style:style>
    <style:style style:name="P9" style:family="paragraph" style:parent-style-name="Table_20_Contents">
      <style:text-properties officeooo:paragraph-rsid="00041722"/>
    </style:style>
    <style:style style:name="T1" style:family="text">
      <style:text-properties officeooo:rsid="00041722"/>
    </style:style>
    <style:style style:name="T2" style:family="text">
      <style:text-properties officeooo:rsid="00065609"/>
    </style:style>
    <style:style style:name="T3" style:family="text">
      <style:text-properties officeooo:rsid="00079769"/>
    </style:style>
    <style:style style:name="T4" style:family="text">
      <style:text-properties officeooo:rsid="0008c884"/>
    </style:style>
    <style:style style:name="T5" style:family="text">
      <style:text-properties officeooo:rsid="000a9ed0"/>
    </style:style>
    <style:style style:name="T6" style:family="text">
      <style:text-properties officeooo:rsid="000b4be0"/>
    </style:style>
    <style:style style:name="T7" style:family="text">
      <style:text-properties fo:font-weight="bold" officeooo:rsid="0008c884" style:font-weight-asian="bold" style:font-weight-complex="bold"/>
    </style:style>
    <style:style style:name="T8" style:family="text">
      <style:text-properties fo:font-weight="bold" officeooo:rsid="000b4be0" style:font-weight-asian="bold" style:font-weight-complex="bold"/>
    </style:style>
    <style:style style:name="T9" style:family="text">
      <style:text-properties fo:font-style="italic" officeooo:rsid="0008c884" style:font-style-asian="italic" style:font-style-complex="italic"/>
    </style:style>
    <style:style style:name="T10" style:family="text">
      <style:text-properties fo:font-style="normal" officeooo:rsid="0008c884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officeooo:rsid="0008c884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 officeooo:rsid="000a9ed0"/>
    </style:style>
    <style:style style:name="T13" style:family="text">
      <style:text-properties style:text-underline-style="solid" style:text-underline-width="auto" style:text-underline-color="font-color" officeooo:rsid="000b4be0"/>
    </style:style>
    <style:style style:name="T14" style:family="text">
      <style:text-properties officeooo:rsid="000bf02d"/>
    </style:style>
    <style:style style:name="T15" style:family="text">
      <style:text-properties officeooo:rsid="000f0a45"/>
    </style:style>
    <style:style style:name="T16" style:family="text">
      <style:text-properties officeooo:rsid="00116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6">Sorry!</text:span>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9"><text:span text:style-name="T1">Time</text:span></text:p>
          </table:table-cell>
          <table:table-cell table:style-name="Table1.A1" office:value-type="string">
            <text:p text:style-name="P9"><text:span text:style-name="T1">Increment</text:span></text:p>
          </table:table-cell>
          <table:table-cell table:style-name="Table1.A1" office:value-type="string">
            <text:p text:style-name="P9"><text:span text:style-name="T1">Actors</text:span></text:p>
          </table:table-cell>
          <table:table-cell table:style-name="Table1.A1" office:value-type="string">
            <text:p text:style-name="P9"><text:span text:style-name="T1">Movies</text:span></text:p>
          </table:table-cell>
          <table:table-cell table:style-name="Table1.E1" office:value-type="string">
            <text:p text:style-name="P9"><text:span text:style-name="T1">Unique Movies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7"><text:span text:style-name="T15">c) Quicksort is much faster tha Insertion sort.</text:span></text:p>
      <text:p text:style-name="P1"><text:span text:style-name="T1"/></text:p>
      <text:p text:style-name="P1"><text:span text:style-name="T1"/></text:p>
      <text:p text:style-name="P1"><text:span text:style-name="T1">2)a.Quicksort now takes Θ(n^2 ). Sincethe pivot is the last element for each element, it wil need to compare every term </text:span><text:span text:style-name="T2">before it</text:span><text:span text:style-name="T1"> to the pivot each time. </text:span><text:span text:style-name="T2">The list is sorted, so there will never be a term moving to the other side of the pivot.</text:span><text:span text:style-name="T1"> For example, the first time would be n(n-1), then (n-1)(n-2)...</text:span><text:span text:style-name="T2">etc.</text:span><text:span text:style-name="T1"> The summation of this pattern ends up equaling n^2.</text:span></text:p>
      <text:p text:style-name="P1"><text:span text:style-name="T1"/></text:p>
      <text:p text:style-name="P2"><text:span text:style-name="T1"><text:s/>b. </text:span><text:span text:style-name="T3">For a sorted array, Quicksort would now take </text:span><text:span text:style-name="T1">Θ(nlogn). </text:span><text:span text:style-name="T3">This is because that is the best case as is this example. The pivot will compare itself to each element(on other side), the sub-divide into smaller segments, which will then scan the portion near it, etc.</text:span></text:p>
      <text:p text:style-name="P2"><text:span text:style-name="T3"><text:s/>T(N) = T(N/2) + T(N/2) +O(N) <text:s/>→ NlogN.</text:span></text:p>
      <text:p text:style-name="P1"/>
      <text:p text:style-name="P3"><text:span text:style-name="T1">3</text:span><text:span text:style-name="T4">) A quicksort is not a stable sort. Depending on where the pivot is placed, and the locations of the repeat elements, quicksort will not keep their respective location. </text:span></text:p>
      <text:p text:style-name="P3"><text:span text:style-name="T4">For example: 1, </text:span><text:span text:style-name="T5">7,</text:span><text:span text:style-name="T4"> </text:span><text:span text:style-name="T7">2,</text:span><text:span text:style-name="T4"> 4,</text:span><text:span text:style-name="T11"> 2,</text:span><text:span text:style-name="T4"> 5, 6</text:span></text:p>
      <text:p text:style-name="P4"><text:span text:style-name="T5">If the pivot was chosen as 4 (the median 3), then it wil compare:</text:span></text:p>
      <text:p text:style-name="P4"><text:span text:style-name="T5">(1,4)-good</text:span></text:p>
      <text:p text:style-name="P4"><text:span text:style-name="T5">(7,4)-need to swap</text:span></text:p>
      <text:p text:style-name="P4"><text:span text:style-name="T5">(4,6)-good</text:span></text:p>
      <text:p text:style-name="P4"><text:span text:style-name="T5">(4,6)- good</text:span></text:p>
      <text:p text:style-name="P4"><text:span text:style-name="T5">(4,</text:span><text:span text:style-name="T12">2</text:span><text:span text:style-name="T5">)-need to swap</text:span></text:p>
      <text:p text:style-name="P4"><text:span text:style-name="T5">swaps 7 and 2.</text:span></text:p>
      <text:p text:style-name="P5"><text:span text:style-name="T6">now the order is 1, </text:span><text:span text:style-name="T13">2</text:span><text:span text:style-name="T6">, </text:span><text:span text:style-name="T8">2</text:span><text:span text:style-name="T6">, 4, 7, 5, 6</text:span></text:p>
      <text:p text:style-name="P6"><text:span text:style-name="T14"/></text:p>
      <text:p text:style-name="P6"><text:span text:style-name="T14">This proves that quick sort is not a stable so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ja" style:country-asian="JP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3T22:18:53</meta:creation-date>
    <meta:generator>OpenOffice.org/3.2$Unix OpenOffice.org_project/320m19$Build-9505</meta:generator>
    <dc:date>2013-01-23T23:59:30</dc:date>
    <meta:editing-duration>PT01H40M38S</meta:editing-duration>
    <meta:editing-cycles>8</meta:editing-cycles>
    <meta:document-statistic meta:table-count="1" meta:image-count="0" meta:object-count="0" meta:page-count="1" meta:paragraph-count="21" meta:word-count="222" meta:character-count="1188"/>
  </office:meta>
</office:document-meta>
</file>